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ce6" office:value-type="date" office:date-value="2018-06-12" calcext:value-type="date">
            <text:p>12.06.18</text:p>
          </table:table-cell>
          <table:table-cell table:style-name="ce6" office:value-type="date" office:date-value="2018-06-13" calcext:value-type="date">
            <text:p>13.06.18</text:p>
          </table:table-cell>
          <table:table-cell table:style-name="ce6" office:value-type="date" office:date-value="2018-06-19" calcext:value-type="date">
            <text:p>19.06.18</text:p>
          </table:table-cell>
          <table:table-cell table:style-name="ce6" office:value-type="date" office:date-value="2018-06-20" calcext:value-type="date">
            <text:p>20.06.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48 Minuten</text:p>
          </table:table-cell>
          <table:table-cell table:style-name="ce7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/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E/V 14 Minuten Autopanne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/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V 26 Minute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/>
          <table:table-cell table:number-columns-repeated="13" table:style-name="ce7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2 Minute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8"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nwesend</text:p>
          </table:table-cell>
          <table:table-cell table:style-name="ce1" office:value-type="string" calcext:value-type="string">
            <text:p>X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bwesend</text:p>
          </table:table-cell>
          <table:table-cell table:style-name="ce1"/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Verspätet</text:p>
          </table:table-cell>
          <table:table-cell table:style-name="ce1" office:value-type="string" calcext:value-type="string">
            <text:p>V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Entschuldigt</text:p>
          </table:table-cell>
          <table:table-cell table:style-name="ce1" office:value-type="string" calcext:value-type="string">
            <text:p>E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12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.00.0000</text:date>, <text:time style:data-style-name="N2" text:time-value="11:18:42.5505440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6-20T11:26:18.543200347</dc:date>
    <meta:editing-duration>PT17H10M27S</meta:editing-duration>
    <meta:editing-cycles>152</meta:editing-cycles>
    <meta:document-statistic meta:table-count="1" meta:cell-count="169" meta:object-count="0"/>
  </office:meta>
</office:document-meta>
</file>